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189100004F1D00003B56B3A1EC89.wmf" manifest:media-type=""/>
  <manifest:file-entry manifest:full-path="Pictures/2000106300004F1D00003B5666DA0F23.wmf" manifest:media-type=""/>
  <manifest:file-entry manifest:full-path="Pictures/200000010000014200000129F2269856.svm" manifest:media-type=""/>
  <manifest:file-entry manifest:full-path="Pictures/20000001000000A6000000A155A79189.svm" manifest:media-type=""/>
  <manifest:file-entry manifest:full-path="Pictures/200000010000019B000000D890290BB1.svm" manifest:media-type=""/>
  <manifest:file-entry manifest:full-path="Pictures/2000000100000088000000FA466A6DA3.svm" manifest:media-type=""/>
  <manifest:file-entry manifest:full-path="Pictures/200003DC00004F1D00003B56ECBCAF63.wmf" manifest:media-type=""/>
  <manifest:file-entry manifest:full-path="Pictures/200000010000008C000000A14E2E7076.svm" manifest:media-type=""/>
  <manifest:file-entry manifest:full-path="Pictures/20000001000000FE000000F2E11C61C7.svm" manifest:media-type=""/>
  <manifest:file-entry manifest:full-path="Pictures/20000001000000F6000000FEB34514DC.svm" manifest:media-type=""/>
  <manifest:file-entry manifest:full-path="Pictures/2000000100000250000000D8755B6AAD.svm" manifest:media-type=""/>
  <manifest:file-entry manifest:full-path="Pictures/200000010000026E00000131C72237C2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49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152cm" svg:height="3.671cm" svg:x="6.043cm" svg:y="0.677cm">
          <draw:image xlink:href="Pictures/200003DC00004F1D00003B56ECBCAF63.wmf" xlink:type="simple" xlink:show="embed" xlink:actuate="onLoad">
            <text:p/>
          </draw:image>
          <draw:glue-point draw:id="4" svg:x="-3.084cm" svg:y="3.813cm"/>
          <draw:glue-point draw:id="5" svg:x="-4.697cm" svg:y="2.683cm"/>
        </draw:frame>
        <draw:line draw:style-name="gr2" draw:text-style-name="P1" draw:layer="layout" svg:x1="10.179cm" svg:y1="3.897cm" svg:x2="6.718cm" svg:y2="2.192cm">
          <text:p/>
        </draw:line>
        <draw:line draw:style-name="gr3" draw:text-style-name="P1" draw:layer="layout" svg:x1="9.181cm" svg:y1="3.415cm" svg:x2="9.181cm" svg:y2="4.843cm">
          <text:p/>
        </draw:line>
        <draw:frame draw:style-name="gr1" draw:text-style-name="P1" draw:layer="layout" svg:width="2.032cm" svg:height="1.328cm" svg:x="8.135cm" svg:y="4.435cm">
          <draw:image xlink:href="Pictures/2000189100004F1D00003B56B3A1EC89.wmf" xlink:type="simple" xlink:show="embed" xlink:actuate="onLoad">
            <text:p/>
          </draw:image>
        </draw:frame>
        <draw:frame draw:style-name="gr1" draw:text-style-name="P1" draw:layer="layout" svg:width="5.152cm" svg:height="3.671cm" svg:x="0.223cm" svg:y="0.704cm">
          <draw:image xlink:href="Pictures/200003DC00004F1D00003B56ECBCAF63.wmf" xlink:type="simple" xlink:show="embed" xlink:actuate="onLoad">
            <text:p/>
          </draw:image>
        </draw:frame>
        <draw:line draw:style-name="gr2" draw:text-style-name="P1" draw:layer="layout" svg:x1="4.359cm" svg:y1="3.924cm" svg:x2="0.898cm" svg:y2="2.219cm">
          <text:p/>
        </draw:line>
        <draw:line draw:style-name="gr3" draw:text-style-name="P1" draw:layer="layout" svg:x1="3.361cm" svg:y1="3.442cm" svg:x2="3.361cm" svg:y2="4.87cm">
          <text:p/>
        </draw:line>
        <draw:line draw:style-name="gr3" draw:text-style-name="P1" draw:layer="layout" svg:x1="4.349cm" svg:y1="3.924cm" svg:x2="4.349cm" svg:y2="5.527cm">
          <text:p/>
        </draw:line>
        <draw:frame draw:style-name="gr1" draw:text-style-name="P1" draw:layer="layout" svg:width="4.74cm" svg:height="1.402cm" svg:x="0.986cm" svg:y="4.389cm">
          <draw:image xlink:href="Pictures/2000106300004F1D00003B5666DA0F23.wmf" xlink:type="simple" xlink:show="embed" xlink:actuate="onLoad">
            <text:p/>
          </draw:image>
          <draw:glue-point draw:id="4" svg:x="4.362cm" svg:y="-1.39cm"/>
        </draw:frame>
        <draw:frame draw:style-name="gr4" draw:text-style-name="P3" draw:layer="layout" svg:width="2.149cm" svg:height="1.571cm" svg:x="4.594cm" svg:y="2.04cm">
          <draw:text-box>
            <text:p text:style-name="P2"><text:span text:style-name="T1">اشارہ تراشا</text:span></text:p>
            <text:p text:style-name="P2"><text:span text:style-name="T1"><text:s/></text:span><text:span text:style-name="T1">گیا ہے</text:span></text:p>
          </draw:text-box>
          <draw:glue-point draw:id="4" svg:x="-2.978cm" svg:y="-0.541cm"/>
        </draw:frame>
        <draw:connector draw:style-name="gr5" draw:text-style-name="P4" draw:layer="layout" draw:type="curve" draw:line-skew="1.115cm" svg:x1="6.2cm" svg:y1="3.496cm" svg:x2="4.347cm" svg:y2="4.705cm" draw:start-shape="id1" draw:start-glue-point="5" svg:d="m6200 3496c-210 0 716 1209-1853 1209">
          <text:p/>
        </draw:connector>
        <draw:frame draw:style-name="gr6" draw:text-style-name="P5" draw:layer="layout" svg:width="0.937cm" svg:height="0.911cm" svg:x="5.217cm" svg:y="0.36cm">
          <draw:text-box>
            <text:p><text:span text:style-name="T2">(</text:span><text:span text:style-name="T1">ا</text:span><text:span text:style-name="T2">)</text:span></text:p>
          </draw:text-box>
        </draw:frame>
        <draw:frame draw:style-name="gr6" draw:text-style-name="P5" draw:layer="layout" svg:width="1.2cm" svg:height="0.911cm" svg:x="2.215cm" svg:y="0.34cm">
          <draw:text-box>
            <text:p><text:span text:style-name="T2">(</text:span><text:span text:style-name="T1">ب</text:span><text:span text:style-name="T2">)</text:span></text:p>
          </draw:text-box>
        </draw:frame>
        <draw:line draw:style-name="gr3" draw:text-style-name="P1" xml:id="id3" draw:id="id3" draw:layer="layout" svg:x1="7.069cm" svg:y1="1.625cm" svg:x2="7.069cm" svg:y2="5.707cm">
          <draw:glue-point draw:id="4" svg:x="-10cm" svg:y="0.59cm"/>
          <text:p/>
        </draw:line>
        <draw:custom-shape draw:style-name="gr7" draw:text-style-name="P1" draw:layer="layout" svg:width="0.114cm" svg:height="0.114cm" svg:x="2.768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14cm" svg:height="0.114cm" svg:x="3.303cm" svg:y="3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14cm" svg:height="0.114cm" svg:x="2.143cm" svg:y="2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14cm" svg:height="0.114cm" svg:x="9.123cm" svg:y="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5" draw:id="id5" draw:layer="layout" svg:x1="10.168cm" svg:y1="1.588cm" svg:x2="10.168cm" svg:y2="5.557cm">
          <draw:glue-point draw:id="4" svg:x="0cm" svg:y="0.57cm"/>
          <draw:glue-point draw:id="5" svg:x="-10cm" svg:y="0.783cm"/>
          <text:p/>
        </draw:line>
        <draw:frame draw:style-name="gr4" draw:text-style-name="P3" xml:id="id2" draw:id="id2" draw:layer="layout" svg:width="2.7cm" svg:height="0.911cm" svg:x="7.184cm" svg:y="0.266cm">
          <draw:text-box>
            <text:p text:style-name="P2"><text:span text:style-name="T1">غیر افزائندہ حد</text:span></text:p>
          </draw:text-box>
          <draw:glue-point draw:id="4" svg:x="-2.978cm" svg:y="-0.541cm"/>
        </draw:frame>
        <draw:connector draw:style-name="gr5" draw:text-style-name="P1" draw:layer="layout" draw:type="curve" draw:line-skew="-4.937cm 0.707cm" svg:x1="8.534cm" svg:y1="1.177cm" svg:x2="7.069cm" svg:y2="1.625cm" draw:start-shape="id2" draw:start-glue-point="2" draw:end-shape="id3" draw:end-glue-point="0" svg:d="m8534 1177c0 141-630 117-919 194s-237 254-546 254">
          <text:p/>
        </draw:connector>
        <draw:frame draw:style-name="gr4" draw:text-style-name="P3" xml:id="id4" draw:id="id4" draw:layer="layout" svg:width="2.001cm" svg:height="0.911cm" svg:x="10.66cm" svg:y="0.304cm">
          <draw:text-box>
            <text:p text:style-name="P2"><text:span text:style-name="T1">منقطع حد</text:span></text:p>
          </draw:text-box>
          <draw:glue-point draw:id="4" svg:x="-2.978cm" svg:y="-0.541cm"/>
        </draw:frame>
        <draw:connector draw:style-name="gr5" draw:text-style-name="P1" draw:layer="layout" draw:type="curve" draw:line-skew="-4.53cm 0.745cm" svg:x1="11.66cm" svg:y1="1.215cm" svg:x2="10.168cm" svg:y2="1.588cm" draw:start-shape="id4" draw:start-glue-point="2" draw:end-shape="id5" draw:end-glue-point="0" svg:d="m11660 1215c0 469-624 391-906 367s-220 6-586 6">
          <text:p/>
        </draw:connector>
        <draw:line draw:style-name="gr8" draw:text-style-name="P1" xml:id="id7" draw:id="id7" draw:layer="layout" svg:x1="9.178cm" svg:y1="4.263cm" svg:x2="10.178cm" svg:y2="4.263cm">
          <text:p/>
        </draw:line>
        <draw:frame draw:style-name="gr4" draw:text-style-name="P3" xml:id="id6" draw:id="id6" draw:layer="layout" svg:width="2.154cm" svg:height="1.571cm" svg:x="10.565cm" svg:y="4.539cm">
          <draw:text-box>
            <text:p text:style-name="P2"><text:span text:style-name="T1">زیادہ سے زیادہ حیطہ</text:span></text:p>
          </draw:text-box>
          <draw:glue-point draw:id="4" svg:x="-2.978cm" svg:y="-0.541cm"/>
          <draw:glue-point draw:id="5" svg:x="-3.862cm" svg:y="1.483cm"/>
        </draw:frame>
        <draw:connector draw:style-name="gr5" draw:text-style-name="P1" draw:layer="layout" draw:type="curve" svg:x1="10.811cm" svg:y1="5.556cm" svg:x2="9.678cm" svg:y2="4.263cm" draw:start-shape="id6" draw:start-glue-point="5" draw:end-shape="id7" draw:end-glue-point="0" svg:d="m10811 5556c-756 0-1133-431-1133-1293">
          <text:p/>
        </draw:connector>
        <draw:connector draw:style-name="gr5" draw:text-style-name="P1" draw:layer="layout" draw:type="curve" svg:x1="6.033cm" svg:y1="5.301cm" svg:x2="7.069cm" svg:y2="3.906cm" draw:start-shape="id8" draw:start-glue-point="1" draw:end-shape="id3" draw:end-glue-point="4" svg:d="m6033 5301c777 0 259-1395 1036-1395">
          <text:p/>
        </draw:connector>
        <draw:connector draw:style-name="gr5" draw:text-style-name="P1" draw:layer="layout" draw:type="curve" draw:line-skew="0.679cm" svg:x1="10.771cm" svg:y1="4.508cm" svg:x2="10.168cm" svg:y2="3.882cm" draw:start-shape="id9" draw:start-glue-point="3" draw:end-shape="id5" draw:end-glue-point="5" svg:d="m10771 4508c-637 0-336-626-603-626">
          <text:p/>
        </draw:connector>
        <draw:frame draw:style-name="gr9" draw:layer="layout" svg:width="0.51cm" svg:height="0.469cm" svg:x="8.638cm" svg:y="3.3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1" draw:layer="layout" svg:width="0.385cm" svg:height="0.355cm" svg:x="0.762cm" svg:y="0.476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draw:layer="layout" svg:width="0.385cm" svg:height="0.355cm" svg:x="6.507cm" svg:y="0.476cm">
          <draw:image xlink:href="Pictures/200000010000014200000129F2269856.svm" xlink:type="simple" xlink:show="embed" xlink:actuate="onLoad">
            <text:p/>
          </draw:image>
        </draw:frame>
        <draw:frame draw:style-name="gr11" draw:text-style-name="P1" draw:layer="layout" svg:width="0.709cm" svg:height="0.258cm" svg:x="4.947cm" svg:y="3.794cm">
          <draw:image xlink:href="Pictures/2000000100000250000000D8755B6AAD.svm" xlink:type="simple" xlink:show="embed" xlink:actuate="onLoad">
            <text:p/>
          </draw:image>
        </draw:frame>
        <draw:frame draw:style-name="gr11" draw:text-style-name="P1" draw:layer="layout" svg:width="0.709cm" svg:height="0.258cm" svg:x="10.901cm" svg:y="3.737cm">
          <draw:image xlink:href="Pictures/2000000100000250000000D8755B6AAD.svm" xlink:type="simple" xlink:show="embed" xlink:actuate="onLoad">
            <text:p/>
          </draw:image>
        </draw:frame>
        <draw:frame draw:style-name="gr12" draw:text-style-name="P1" xml:id="id9" draw:id="id9" draw:layer="layout" svg:width="0.739cm" svg:height="0.365cm" svg:x="10.771cm" svg:y="4.326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294cm" svg:height="0.304cm" svg:x="6.931cm" svg:y="5.755cm">
          <draw:image xlink:href="Pictures/20000001000000F6000000FEB34514DC.svm" xlink:type="simple" xlink:show="embed" xlink:actuate="onLoad">
            <text:p/>
          </draw:image>
        </draw:frame>
        <draw:frame draw:style-name="gr14" draw:text-style-name="P1" draw:layer="layout" svg:width="0.304cm" svg:height="0.289cm" svg:x="9.988cm" svg:y="5.782cm">
          <draw:image xlink:href="Pictures/20000001000000FE000000F2E11C61C7.svm" xlink:type="simple" xlink:show="embed" xlink:actuate="onLoad">
            <text:p/>
          </draw:image>
        </draw:frame>
        <draw:frame draw:style-name="gr15" draw:text-style-name="P1" draw:layer="layout" svg:width="0.492cm" svg:height="0.258cm" svg:x="8.438cm" svg:y="4.721cm">
          <draw:image xlink:href="Pictures/200000010000019B000000D890290BB1.svm" xlink:type="simple" xlink:show="embed" xlink:actuate="onLoad">
            <text:p/>
          </draw:image>
        </draw:frame>
        <draw:frame draw:style-name="gr16" draw:text-style-name="P1" xml:id="id8" draw:id="id8" draw:layer="layout" svg:width="0.745cm" svg:height="0.365cm" svg:x="5.288cm" svg:y="5.119cm">
          <draw:image xlink:href="Pictures/200000010000026E00000131C72237C2.svm" xlink:type="simple" xlink:show="embed" xlink:actuate="onLoad">
            <text:p/>
          </draw:image>
        </draw:frame>
        <draw:frame draw:style-name="gr4" draw:text-style-name="P3" draw:layer="layout" svg:width="2.001cm" svg:height="0.696cm" svg:x="5.748cm" svg:y="5.181cm">
          <draw:text-box>
            <text:p text:style-name="P2"><text:span text:style-name="T3">غیرافزائندہ</text:span></text:p>
          </draw:text-box>
          <draw:glue-point draw:id="4" svg:x="-2.978cm" svg:y="-0.541cm"/>
        </draw:frame>
        <draw:frame draw:style-name="gr15" draw:text-style-name="P1" draw:layer="layout" svg:width="0.492cm" svg:height="0.258cm" svg:x="1.843cm" svg:y="4.739cm">
          <draw:image xlink:href="Pictures/200000010000019B000000D890290BB1.svm" xlink:type="simple" xlink:show="embed" xlink:actuate="onLoad">
            <text:p/>
          </draw:image>
        </draw:frame>
        <draw:frame draw:style-name="gr17" draw:text-style-name="P1" draw:layer="layout" svg:width="0.198cm" svg:height="0.192cm" svg:x="3.43cm" svg:y="3.17cm">
          <draw:image xlink:href="Pictures/20000001000000A6000000A155A79189.svm" xlink:type="simple" xlink:show="embed" xlink:actuate="onLoad">
            <text:p/>
          </draw:image>
        </draw:frame>
        <draw:frame draw:style-name="gr18" draw:text-style-name="P1" draw:layer="layout" svg:width="0.162cm" svg:height="0.299cm" svg:x="2.553cm" svg:y="3.124cm">
          <draw:image xlink:href="Pictures/2000000100000088000000FA466A6DA3.svm" xlink:type="simple" xlink:show="embed" xlink:actuate="onLoad">
            <text:p/>
          </draw:image>
        </draw:frame>
        <draw:frame draw:style-name="gr19" draw:text-style-name="P1" draw:layer="layout" svg:width="0.167cm" svg:height="0.192cm" svg:x="1.906cm" svg:y="2.851cm">
          <draw:image xlink:href="Pictures/200000010000008C000000A14E2E707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4T15:29:18</dc:date>
    <dc:creator>kkk </dc:creator>
    <meta:editing-duration>PT11M19S</meta:editing-duration>
    <meta:editing-cycles>1</meta:editing-cycles>
    <meta:document-statistic meta:object-count="43"/>
    <meta:generator>LibreOffice/3.3$Linux LibreOffice_project/330m19$Build-401</meta:generator>
  </office:meta>
</office:document-meta>
</file>

<file path=Object 3/content.xml><?xml version="1.0" encoding="utf-8"?>
<math xmlns="http://www.w3.org/1998/Math/MathML">
  <semantics>
    <mi>Q</mi>
    <annotation encoding="StarMath 5.0">Q</annotation>
  </semantics>
</math>
</file>